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8pt" fo:language="fr" fo:country="FR" fo:font-style="italic" style:text-underline-style="solid" style:text-underline-width="auto" style:text-underline-color="font-color" fo:font-weight="bold" officeooo:rsid="0029d5c1" officeooo:paragraph-rsid="0029d5c1"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29d5c1" officeooo:paragraph-rsid="0029d5c1"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2b0859" officeooo:paragraph-rsid="002b0859"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2d7761" officeooo:paragraph-rsid="002d77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0d5f5" officeooo:paragraph-rsid="0030d5f5"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2c2a7" officeooo:paragraph-rsid="00330a11"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30a11" officeooo:paragraph-rsid="00330a1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3f496" officeooo:paragraph-rsid="0033f49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47a0b" officeooo:paragraph-rsid="00347a0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64f0c" officeooo:paragraph-rsid="00364f0c"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67d85" officeooo:paragraph-rsid="00367d8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7e947" officeooo:paragraph-rsid="0037e94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8b488" officeooo:paragraph-rsid="0038b48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95126" officeooo:paragraph-rsid="0039512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a4796" officeooo:paragraph-rsid="003a479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af06d" officeooo:paragraph-rsid="003af06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c49b9" officeooo:paragraph-rsid="003c49b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text-line-through-style="solid" style:text-line-through-type="single" fo:font-size="12pt" fo:language="fr" fo:country="FR" fo:font-style="normal" style:text-underline-style="none" fo:font-weight="normal" officeooo:rsid="0037e947" officeooo:paragraph-rsid="0037e94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c49b9" officeooo:paragraph-rsid="003c49b9"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c7c75" officeooo:paragraph-rsid="003c7c7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d3137" officeooo:paragraph-rsid="003d313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3e709d" officeooo:paragraph-rsid="003e709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00520" officeooo:paragraph-rsid="00400520" style:font-size-asian="10.5pt" style:font-style-asian="normal" style:font-weight-asian="normal" style:font-size-complex="12pt" style:font-style-complex="normal" style:font-weight-complex="normal"/>
    </style:style>
    <style:style style:name="P24" style:family="paragraph">
      <style:paragraph-properties style:writing-mode="lr-tb"/>
    </style:style>
    <style:style style:name="P25" style:family="paragraph">
      <loext:graphic-properties draw:fill-color="#ffffff"/>
      <style:paragraph-properties style:writing-mode="lr-tb"/>
    </style:style>
    <style:style style:name="T1" style:family="text">
      <style:text-properties fo:font-weight="bold" style:font-weight-asian="bold" style:font-weight-complex="bold"/>
    </style:style>
    <style:style style:name="T2" style:family="text">
      <style:text-properties officeooo:rsid="002c98fe"/>
    </style:style>
    <style:style style:name="T3" style:family="text">
      <style:text-properties officeooo:rsid="0032c2a7"/>
    </style:style>
    <style:style style:name="T4" style:family="text">
      <style:text-properties officeooo:rsid="00330a11"/>
    </style:style>
    <style:style style:name="T5" style:family="text">
      <style:text-properties officeooo:rsid="0033f496"/>
    </style:style>
    <style:style style:name="T6" style:family="text">
      <style:text-properties style:text-line-through-style="none" style:text-line-through-type="none"/>
    </style:style>
    <style:style style:name="T7" style:family="text">
      <style:text-properties style:text-line-through-style="none" style:text-line-through-type="none" officeooo:rsid="0038b488"/>
    </style:style>
    <style:style style:name="T8" style:family="text">
      <style:text-properties officeooo:rsid="003bc546"/>
    </style:style>
    <style:style style:name="T9" style:family="text">
      <style:text-properties officeooo:rsid="003d3137"/>
    </style:style>
    <style:style style:name="T10" style:family="text">
      <style:text-properties officeooo:rsid="003e709d"/>
    </style:style>
    <style:style style:name="T11" style:family="text">
      <style:text-properties officeooo:rsid="00400520"/>
    </style:style>
    <style:style style:name="T12" style:family="text">
      <style:text-properties officeooo:rsid="00417eb9"/>
    </style:style>
    <style:style style:name="gr1" style:family="graphic">
      <style:graphic-properties draw:fill-color="#ffffff" draw:textarea-horizontal-align="justify" draw:textarea-vertical-align="middle" draw:auto-grow-height="false" fo:min-height="0.418cm" fo:min-width="0.9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fill-color="#ffffff" draw:textarea-horizontal-align="justify" draw:textarea-vertical-align="middle" draw:auto-grow-height="false" fo:min-height="0.441cm" fo:min-width="0.90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çon 21 : Le contrôle des flux de glucose</text:p>
      <text:p text:style-name="P2"/>
      <text:p text:style-name="P2"/>
      <text:p text:style-name="P3">Doc 1</text:p>
      <text:p text:style-name="P3">au repos les muscles consomment du glucose</text:p>
      <text:p text:style-name="P3"/>
      <text:p text:style-name="P3"/>
      <text:p text:style-name="P3">-émi = dans le sang</text:p>
      <text:p text:style-name="P3"/>
      <text:p text:style-name="P3">Doc 3</text:p>
      <text:p text:style-name="P3">0.9 g.L-1 pour normale</text:p>
      <text:p text:style-name="P3"/>
      <text:p text:style-name="P3"/>
      <text:p text:style-name="P3">hypoglicémie extréme = mort</text:p>
      <text:p text:style-name="P3"/>
      <text:p text:style-name="P3">Constat : Plus un effort est intense plus le muscle consomme du glucose et du dioxygène et ces 2 molécule sont puisé dans le sang artériel qui irrigue les muscles. La glicémie = concentration sanguine en glucose est un paramètre phisiologique dont la valeurs normale tourne autour de 0,9 g.L-1. Cette valeur augment de maniére transitoire après les repas et diminue de manière transitoire pendant les activité physiques <text:span text:style-name="T1">chez les sujet sains</text:span> la glycémie est donc un paramettre réguler</text:p>
      <text:p text:style-name="P3"/>
      <text:p text:style-name="P3">PB : OVCA comprendre comment et réguler notre glicémie</text:p>
      <text:p text:style-name="P3"/>
      <text:p text:style-name="P3">Hypothèse :</text:p>
      <text:p text:style-name="P3">-le glucose pourrait être stocker dans certain <text:s/>organe après les repas puis déstocker en fonction des besoin</text:p>
      <text:p text:style-name="P3"/>
      <text:p text:style-name="P3">Stratégie : </text:p>
      <text:p text:style-name="P3">-suivre le devenir du glucose ingérer et le marquant </text:p>
      <text:p text:style-name="P3">- identifier la forme de stockage du glucose dans les organes</text:p>
      <text:p text:style-name="P3">- vérifier quand cas hypoglycémie le glucose est <text:span text:style-name="T2">rediriger</text:span> dans le sang et comparant l’état du stock</text:p>
      <text:p text:style-name="P3"/>
      <text:p text:style-name="P3"/>
      <text:p text:style-name="P4">Doc 4 </text:p>
      <text:p text:style-name="P4"/>
      <text:p text:style-name="P4"/>
      <text:p text:style-name="P4">Mettre I </text:p>
      <text:p text:style-name="P4"/>
      <text:p text:style-name="P4"/>
      <text:p text:style-name="P4"/>
      <text:p text:style-name="P5">Doc 10 </text:p>
      <text:p text:style-name="P5"/>
      <text:p text:style-name="P5"/>
      <text:p text:style-name="P5"><text:soft-page-break/>Constat : Dans certain cas de cancer du pancréas il y a une dérégulation de la glycémie. Le pancréas interviens donc dans cette réaction.</text:p>
      <text:p text:style-name="P5"/>
      <text:p text:style-name="P5">PB : OVCA quels est le rôle du pancréas dans la régulation de la glycémie</text:p>
      <text:p text:style-name="P5"/>
      <text:p text:style-name="P5">Hypothèse :</text:p>
      <text:p text:style-name="P5">-<text:span text:style-name="T3">le pancréas commanderais le fois par des système nerveux ou par des hormones</text:span></text:p>
      <text:p text:style-name="P5"/>
      <text:p text:style-name="P6">Stratégie : réaliser une observation microscopique de pancréas pour recherchez la présence de neurone et ou la présence de cellule <text:s/>sécréteuse <text:span text:style-name="T4">(gros noyaux)</text:span></text:p>
      <text:p text:style-name="P6">-<text:span text:style-name="T4">comparer la composition hormonale du sang entrant et sortant du pancréas</text:span></text:p>
      <text:p text:style-name="P7">-effectuer des ablations (ectomie) de pancréas, des greffes de pancréas, et des injections</text:p>
      <text:p text:style-name="P6"/>
      <text:p text:style-name="P7">Doc pancréas normal<text:span text:style-name="T5">e</text:span>s </text:p>
      <text:p text:style-name="P7"><text:s/><text:span text:style-name="T5">partie endocrine = rôle fabriquer des hormones</text:span></text:p>
      <text:p text:style-name="P7"><text:tab/>→<text:span text:style-name="T5"> cellule alpha autour = glucagon </text:span></text:p>
      <text:p text:style-name="P7"><text:tab/>→<text:span text:style-name="T5"> cellule beta dedans = </text:span></text:p>
      <text:p text:style-name="P8">partie exocrine = zone violette</text:p>
      <text:p text:style-name="P7">Doc 11 </text:p>
      <text:p text:style-name="P7"/>
      <text:p text:style-name="P9">Doc 12 </text:p>
      <text:p text:style-name="P9">sans pancréas augmentation du pancréas </text:p>
      <text:p text:style-name="P9"><text:tab/><text:tab/>--------- rôle serait de limitait la glycémie</text:p>
      <text:p text:style-name="P9">expérience 2</text:p>
      <text:p text:style-name="P9">greffe puis suppression du greffon <text:s/>baisse puis augmentation</text:p>
      <text:p text:style-name="P9">molécule crée par les îlot de langerhans</text:p>
      <text:p text:style-name="P9"/>
      <text:p text:style-name="P9"/>
      <text:p text:style-name="P9">Doc 13 </text:p>
      <text:p text:style-name="P9">fraction A augmenter</text:p>
      <text:p text:style-name="P9">fraction B diminue la glycémie </text:p>
      <text:p text:style-name="P9"/>
      <text:p text:style-name="P9">pancréas régule en positif</text:p>
      <text:p text:style-name="P9"/>
      <text:p text:style-name="P9">glucagon = augmente la glycémie</text:p>
      <text:p text:style-name="P9">insuline <text:s text:c="2"/>= <text:s/>baisse de la glycémie <text:s/></text:p>
      <text:p text:style-name="P7"><text:s/></text:p>
      <text:p text:style-name="P7"/>
      <text:p text:style-name="P7"/>
      <text:p text:style-name="P10"><draw:custom-shape text:anchor-type="paragraph" draw:z-index="0" draw:name="Forme1" draw:style-name="gr2" draw:text-style-name="P25" svg:width="0.906cm" svg:height="0.442cm" svg:x="1.136cm" svg:y="0.056cm"><text:p text:style-name="P24">Foie</text:p><draw:enhanced-geometry svg:viewBox="0 0 21600 21600" draw:type="rectangle" draw:enhanced-path="M 0 0 L 21600 0 21600 21600 0 21600 0 0 Z N"/></draw:custom-shape>Glu → foie → Glu</text:p>
      <text:p text:style-name="P10"><draw:custom-shape text:anchor-type="paragraph" draw:z-index="1" draw:name="Forme2" draw:style-name="gr1" draw:text-style-name="P25" svg:width="0.95cm" svg:height="0.419cm" svg:x="1.136cm" svg:y="0.111cm"><text:p text:style-name="P24">MSS</text:p><draw:enhanced-geometry svg:viewBox="0 0 21600 21600" draw:type="rectangle" draw:enhanced-path="M 0 0 L 21600 0 21600 21600 0 21600 0 0 Z N"/></draw:custom-shape>Glu → X <text:s text:c="4"/>→ X</text:p>
      <text:p text:style-name="P10"/>
      <text:p text:style-name="P10"/>
      <text:p text:style-name="P10">Mettre II</text:p>
      <text:p text:style-name="P10"/>
      <text:p text:style-name="P11"><text:soft-page-break/>PB:OVCA comprendre comment agisse l’insuline et le Glucagon.</text:p>
      <text:p text:style-name="P11"/>
      <text:p text:style-name="P12">Hypothèse : </text:p>
      <text:p text:style-name="P12">- En cas d’hyper glycémie l’insuline stimulerait le stockage du glucose dans le foie, <text:s/>les MSS et le tissue adipeux car ils aurait des récepteur a l’insuline</text:p>
      <text:p text:style-name="P12">- En cas d’hypoglycémie le Glucagon stimulerait le déstockage uniquement par le foie qui posséderait des récepteur a Glucagon</text:p>
      <text:p text:style-name="P12"/>
      <text:p text:style-name="P12">Stratégie :</text:p>
      <text:p text:style-name="P12">-marquer les hormones pour les suivre dans l’organisme et identifier leurs cellules cible</text:p>
      <text:p text:style-name="P12">recherchez la présence de récepteur a l’insuline ou a glucagon sur la membrane de leurs celle injecter tel ou tel hormone et mesurer la variation de glycémie a l’entré et a la sortie des ces organe et ou mesurer des variation d’activité enzymatique</text:p>
      <text:p text:style-name="P12"/>
      <text:p text:style-name="P12">Doc 15</text:p>
      <text:p text:style-name="P12">cellule hépatique = cellule du foie = hépatocyte</text:p>
      <text:p text:style-name="P12"/>
      <text:p text:style-name="P12"/>
      <text:p text:style-name="P18"><text:span text:style-name="T7">Doc 16 </text:span><text:span text:style-name="T6"><text:s/></text:span></text:p>
      <text:p text:style-name="P12"/>
      <text:p text:style-name="P12"/>
      <text:p text:style-name="P13">Doc 17</text:p>
      <text:p text:style-name="P13">glucagon détruit le glycogène pour le libéré dans le sang</text:p>
      <text:p text:style-name="P13"/>
      <text:p text:style-name="P13">Doc 18 </text:p>
      <text:p text:style-name="P12"/>
      <text:p text:style-name="P12"/>
      <text:p text:style-name="P14">Doc 19</text:p>
      <text:p text:style-name="P14"/>
      <text:p text:style-name="P14">Doc 20</text:p>
      <text:p text:style-name="P14"/>
      <text:p text:style-name="P14"/>
      <text:p text:style-name="P15">Mettre III </text:p>
      <text:p text:style-name="P15"/>
      <text:p text:style-name="P15"/>
      <text:p text:style-name="P15"/>
      <text:p text:style-name="P15"/>
      <text:p text:style-name="P16">Constat : « le diabète » est une maladie de plus en plus fréquentes en France et dans le monde (2022 = 325 Ma d’humain qui on le diabète et en FR on vas dépasser les 4ma) elle se caractérise par une polyurie, une polydipsie envie fréquente des boires, une glicémie supérieure a 1,26g/L a jeun ou supérieure a 2g/L après un repas.</text:p>
      <text:p text:style-name="P16">Il existe 2 grand type de diabète qui se distingue par l’age moyen du diabnostique la brutalité de la déclaration des symptôme, le profil du patient, sa masse et enfin le type de sécrétion de l’insuline. Le diabète de type 1 (D1) ce déclare chez les jeunes ( avant 20) brutalement, il est associer a une perte masse importante et voir une faible ou très faible <text:soft-page-break/>insulinémie. Le diabète de type 2 se déclare chez les seniors <text:span text:style-name="T8">de manière progressive. Il est fréquemment associer </text:span><text:s/><text:span text:style-name="T8">a une surcharge pondérale et a une insulinémie anormale. L’hyperglycémie en cas de D1 ou de D2 conduit petit a petit a la destruction des vaisseau sanguin <text:s/>ce qui peut entraîner une cécité, des problème rénaux, cardiaque ou neurologique, le sang sucrée favorise les infections cutanée, buccale ou gynécologiques. Enfin les diabète son résponsable des grandes par des cas d’impuissance </text:span></text:p>
      <text:p text:style-name="P16"/>
      <text:p text:style-name="P16"/>
      <text:p text:style-name="P17">Pb : OVCA comprendre a quoi est du le D1</text:p>
      <text:p text:style-name="P17"/>
      <text:p text:style-name="P17"/>
      <text:p text:style-name="P17">hypothèse ;</text:p>
      <text:p text:style-name="P17">-il y aurait baisse de la production a cause de la destruction de cellule beta, de leurs mutation </text:p>
      <text:p text:style-name="P17"/>
      <text:p text:style-name="P17"/>
      <text:p text:style-name="P17">Strat : comparer au microscope du pancréas sain et du pancréas de diabétique de type 1 </text:p>
      <text:p text:style-name="P17"/>
      <text:p text:style-name="P17"/>
      <text:p text:style-name="P20">Doc 25 comparer chiffre</text:p>
      <text:p text:style-name="P20">si masse îlot de L<text:span text:style-name="T9">a</text:span>n<text:span text:style-name="T9">g</text:span>er<text:span text:style-name="T9">h</text:span>an<text:span text:style-name="T9">s </text:span><text:s/></text:p>
      <text:p text:style-name="P20"/>
      <text:p text:style-name="P20"/>
      <text:p text:style-name="P20">Doc 26 périphérie arrive cellule immunitaire puis attaque cellule beta</text:p>
      <text:p text:style-name="P20">diabète de type 1 est une maladie auto-immune </text:p>
      <text:p text:style-name="P21">2 voie de l’immunité adaptative sont active </text:p>
      <text:p text:style-name="P21">T4 qui donne l’ordre d’attaquer donc elle déconne </text:p>
      <text:p text:style-name="P21"/>
      <text:p text:style-name="P21"/>
      <text:p text:style-name="P21"><text:s/><text:span text:style-name="T10">Mettre IV</text:span></text:p>
      <text:p text:style-name="P21"/>
      <text:p text:style-name="P21"/>
      <text:p text:style-name="P21"/>
      <text:p text:style-name="P22">PB : OVCA comprendre a quoi est du le diabète de type 2</text:p>
      <text:p text:style-name="P22"/>
      <text:p text:style-name="P22">hypothèse : il y aurait un probléme de reconaissance de l’insuline par ces cellules ciblees empéchant le stockage du glucose </text:p>
      <text:p text:style-name="P22"/>
      <text:p text:style-name="P22">Stratégie : comparer la réponse des cellules cibles de l’insuline chez les diabétique de type 2 et chez les individues sains </text:p>
      <text:p text:style-name="P22"/>
      <text:p text:style-name="P22">Doc 27 </text:p>
      <text:p text:style-name="P22">→<text:span text:style-name="T11"> + car celluls commandes déconnent puis <text:s/>cells beta vieillissement accélérai <text:s text:c="2"/></text:span></text:p>
      <text:p text:style-name="P22">→<text:span text:style-name="T11"> - </text:span></text:p>
      <text:p text:style-name="P22"/>
      <text:p text:style-name="P23"><text:soft-page-break/>Doc <text:s/>29</text:p>
      <text:p text:style-name="P23">rouge insuline </text:p>
      <text:p text:style-name="P23">noire amyloïde <text:s/></text:p>
      <text:p text:style-name="P23"/>
      <text:p text:style-name="P23"/>
      <text:p text:style-name="P23"><text:s text:c="2"/><text:span text:style-name="T12">mettre V</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7T09:22:48.763000000</meta:creation-date>
    <dc:date>2023-02-03T09:15:37.030000000</dc:date>
    <meta:editing-duration>PT2H15M2S</meta:editing-duration>
    <meta:editing-cycles>28</meta:editing-cycles>
    <meta:generator>LibreOffice/6.3.5.2$Windows_X86_64 LibreOffice_project/dd0751754f11728f69b42ee2af66670068624673</meta:generator>
    <meta:document-statistic meta:table-count="0" meta:image-count="0" meta:object-count="0" meta:page-count="5" meta:paragraph-count="86" meta:word-count="902" meta:character-count="5247" meta:non-whitespace-character-count="4368"/>
  </office:meta>
</office:document-meta>
</file>